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034cm" svg:y="6.0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6:01:05.434000000</dc:date>
    <meta:editing-duration>PT3M25S</meta:editing-duration>
    <meta:editing-cycles>6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svg:x="1.398cm" svg:y="0.396cm" style:legend-expansion="custom" chartooo:width="2.144cm" chartooo:height="2.044cm" style:legend-expansion-aspect-ratio="1.04892367906067" chart:style-name="ch2"/>
        <chart:plot-area chart:style-name="ch3" chart:data-source-has-labels="both" svg:x="0.135cm" svg:y="2.44cm" svg:width="15.359cm" svg:height="6.379cm">
          <chartooo:coordinate-region svg:x="0.756cm" svg:y="2.613cm" svg:width="14.644cm" svg:height="5.61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